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2a43" officeooo:paragraph-rsid="001a2a43"/>
    </style:style>
    <style:style style:name="P2" style:family="paragraph" style:parent-style-name="Standard" style:list-style-name="List_20_1">
      <style:text-properties officeooo:rsid="001a2a43" officeooo:paragraph-rsid="001a2a43"/>
    </style:style>
    <style:style style:name="P3" style:family="paragraph" style:parent-style-name="Standard" style:list-style-name="List_20_1">
      <style:text-properties officeooo:rsid="001a49bb" officeooo:paragraph-rsid="001a49bb"/>
    </style:style>
    <style:style style:name="P4" style:family="paragraph" style:parent-style-name="Standard">
      <style:text-properties officeooo:rsid="001a49bb" officeooo:paragraph-rsid="001a49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n-Battle Scene Rooms:</text:p>
      <text:p text:style-name="P1"/>
      <text:p text:style-name="P1">- Item Shop:</text:p>
      <text:list xml:id="list2951026254" text:style-name="List_20_1">
        <text:list-item>
          <text:p text:style-name="P2">Verkäufer der Waren mit sich trägt</text:p>
        </text:list-item>
        <text:list-item>
          <text:p text:style-name="P2">Goofball mit einer riesigen Tasche, der Geld liebt</text:p>
        </text:list-item>
        <text:list-item>
          <text:p text:style-name="P2">Scrawny Dude </text:p>
        </text:list-item>
        <text:list-item>
          <text:p text:style-name="P2">1-2 nützliche Items zum Heilen/Buffen/etc. → nichts super teuer</text:p>
        </text:list-item>
        <text:list-item>
          <text:p text:style-name="P2">ca. 3 Trinkets → expensive</text:p>
        </text:list-item>
      </text:list>
      <text:p text:style-name="P1"/>
      <text:p text:style-name="P1">- Monster Shop:</text:p>
      <text:list xml:id="list122759110309087" text:continue-numbering="true" text:style-name="List_20_1">
        <text:list-item>
          <text:p text:style-name="P2">Monster kaufen/verkaufen</text:p>
        </text:list-item>
        <text:list-item>
          <text:p text:style-name="P2">Beefy devious Guy mit bad intentions </text:p>
        </text:list-item>
        <text:list-item>
          <text:p text:style-name="P2">2-3 Monster im Stock</text:p>
        </text:list-item>
      </text:list>
      <text:p text:style-name="P1"/>
      <text:p text:style-name="P1">- Heal Room:</text:p>
      <text:list xml:id="list122759151636301" text:continue-numbering="true" text:style-name="List_20_1">
        <text:list-item>
          <text:p text:style-name="P3">Wasserquelle mit blau leuchtendem Wasser</text:p>
        </text:list-item>
        <text:list-item>
          <text:p text:style-name="P3">Heilt dich und dein Team</text:p>
        </text:list-item>
      </text:list>
      <text:p text:style-name="P4"/>
      <text:p text:style-name="P4">- Fusion Room:</text:p>
      <text:list xml:id="list122759069746360" text:continue-numbering="true" text:style-name="List_20_1">
        <text:list-item>
          <text:p text:style-name="P3">Portal/Rift in den zwei Monster reinlaufen → das fusionierte kommt raus</text:p>
        </text:list-item>
      </text:list>
      <text:p text:style-name="P4"/>
      <text:p text:style-name="P4">- Random Event Room:</text:p>
      <text:list xml:id="list122757630825721" text:continue-numbering="true" text:style-name="List_20_1">
        <text:list-item>
          <text:p text:style-name="P3">Entscheidungen, die entweder Kämpfe starten, neue Monster hergeben, Trinkets droppen, gratis Items</text:p>
        </text:list-item>
        <text:list-item>
          <text:p text:style-name="P3">Manche Events geben auch die Entscheidung nichts zu machen oder bieten Trade-Off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31T12:07:16.159000000</meta:creation-date>
    <dc:date>2025-01-31T12:25:50.208000000</dc:date>
    <meta:editing-duration>PT8M24S</meta:editing-duration>
    <meta:editing-cycles>1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19" meta:word-count="119" meta:character-count="690" meta:non-whitespace-character-count="601"/>
  </office:meta>
</office:document-meta>
</file>